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type___collection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3">0000/00/00</text:date>, <text:time style:data-style-name="N2" text:time-value="20:38:37.93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0-13T20:40:04.398000000</dc:date>
    <meta:editing-duration>PT17H35M20S</meta:editing-duration>
    <meta:editing-cycles>282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data_2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